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Hold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MessageSource.addMessage( String code , Locale locale ,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Holder.getMessageForma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ticMessageSource.resolveCode( String code , Locale loca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ticMessageSource.addMessages( Map &lt; String , String &gt; messages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Holder.MessageHolder( String messag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Holder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MessageSource.resolveCodeWithoutArguments( String code , Locale loca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ticMessageSour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